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2Bean.addContact( Contact cont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addDrink( String dr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a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Choose( boolean cho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Phon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Conta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Email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Dr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Birthday( Date birth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isCho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E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aNumber( int a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S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Enable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Birth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Pho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PhoneCountry( String phone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Phone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Drinks( Collection drin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Contacts( Collection conta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IpAddress( String ip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PhoneNumber( String pho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Form2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rm2Bean.setPhoneZone( String phon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Ip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Sex( Sex s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